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1"/>
      <text:p text:style-name="P1">Optimisation temporelle et spatiale de la synthèse d'image numérique.</text:p>
      <text:p text:style-name="P1">Objectif: dessiner une surface, par exemple un sol martien pour une simulation, une carte de France affichable en temps réelle sur un GPS, une piste de decollage pour un simulateur de vol...</text:p>
      <text:p text:style-name="P1"/>
      <text:p text:style-name="P3">I) Rasterisation</text:p>
      <text:p text:style-name="P2">I.1) Objet numérique</text:p>
      <text:p text:style-name="P1">Un objet numérique contient une liste de vecteurs et une liste d'indices. Chaque vecteur contient les informations d'un point de l'objet: une position (x, y, z), une couleur (r, g, b, a), un vecteur normal (nx, ny, nz)... ou tout autres paramètres utiles au rendu.</text:p>
      <text:p text:style-name="P1">Ces vecteurs sont indicés , et la liste d'indice les relient 3 par 3 afin de former le maillage triangulaire de l'objet.</text:p>
      <text:p text:style-name="P1"/>
      <text:p text:style-name="P2">I.2) Model to World</text:p>
      <text:p text:style-name="P1">Une scène se représente sous forme d'un ensemble d'objets.</text:p>
      <text:p text:style-name="P1">La rastérisation consiste à transformer une scène virtuelle à 3 dimensions en une image à 2 dimensions (fait à partir de pixels, qui sera physiquement affiché à l'écran)</text:p>
      <text:p text:style-name="P1"/>
      <text:p text:style-name="P1">Lors de ce procédé, une première étape consiste à faire un changementd e base sur tous les vecteurs : ils passent de leur referentiel propre au referentiel de la scène.exécution parallèle sur carte graphique, des transformations via des applications matricielles (rotations, translations, mises à l'échelle) [2. section «Transformation Model to World »]</text:p>
      <text:p text:style-name="P1"/>
      <text:p text:style-name="P2">I.3) World to Screen</text:p>
      <text:p text:style-name="P1">La 2ème étape consiste ensuite à faire une projection des vecteurs de l'espace sur l'écran.</text:p>
      <text:p text:style-name="P1">La derniere étape : dessines les triangles sur l'image final</text:p>
      <text:p text:style-name="P1"/>
      <text:p text:style-name="P3">II) Eclairage</text:p>
      <text:p text:style-name="P2">II.1) 1ere approche : retour inverse de la lumière</text:p>
      <text:p text:style-name="P2"/>
      <text:p text:style-name="P2">II.1) 2eme approche : modèle de Phong</text:p>
      <text:p text:style-name="P2"/>
      <text:p text:style-name="P2"/>
      <text:p text:style-name="P3">III) Heightmaps (champs de hauteur)</text:p>
      <text:p text:style-name="P2">III.1) Definition</text:p>
      <text:p text:style-name="P1">Les heightmaps (ou « champ de hauteur ») sont des champs scalaires à 2 coordonnées : a une position « (x, z) » , elle associe une hauteur « y ». On peut les representer sous forme d'image où on considère le pixel comme un vecteur de R3 (r, g b), le pixel de coordonnées (x, z) contient la hauteur norme(r, g, b).</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n tout point.</text:p>
      <text:p text:style-name="P2"/>
      <text:p text:style-name="P2">III.3) Usage mémoire pour 1 heightmap</text:p>
      <text:p text:style-name="P1">On pose n le nombre de point sur un coté du terrain.</text:p>
      <text:p text:style-name="P2"/>
      <text:p text:style-name="P2">III.4) Optimisation : Decomposition en multiple heightmap :</text:p>
      <text:p text:style-name="P1">Mémoire : (x, z) déjà connu, (ny = -1.0)</text:p>
      <text:p text:style-name="P1"/>
      <text:p text:style-name="P2"><text:soft-page-break/></text:p>
      <text:p text:style-name="P2">III.5) Complexité temporelle pour le rendu graphique</text:p>
      <text:p text:style-name="P1">Nombre de triangles par secondes sur un GPU standart</text:p>
      <text:p text:style-name="P1"/>
      <text:p text:style-name="P2">III.6) Optimisation :</text:p>
      <text:p text:style-name="P1">Decomposition en multiple terrain =&gt; culling</text:p>
      <text:p text:style-name="P1">Instanciation =&gt; un seul appel à parallélisé (notion « d'overhead »)</text:p>
      <text:p text:style-name="P1"/>
      <text:p text:style-name="P1">Multithreading : parralélisation. Un cœur du processeur ne s'occupe que du rendu graphique, les autres de la génération des terrains, calculs des normals...</text:p>
      <text:p text:style-name="P1"/>
      <text:p text:style-name="P3">IV) Impose des contraintes</text:p>
      <text:p text:style-name="P2">IV.1) Mémoire.</text:p>
      <text:p text:style-name="P2"><text:span text:style-name="T1">On peut réduire le nombre de terrain en mémoire simultanément (pour ne garder que ceux « prêt de la caméra »)</text:span></text:p>
      <text:p text:style-name="P2"><text:span text:style-name="T1">On peut réduire le nombre de points sur un terrain (perds alors en « qualité d'image » cependant</text:span></text:p>
      <text:p text:style-name="P2"><text:span text:style-name="T1"/></text:p>
      <text:p text:style-name="P2">IV.2) Temporelle.</text:p>
      <text:p text:style-name="P1">Comme en mémoire, mais en fonction du nombre de triangles par seconde que le GPU peut dess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5-28T17:37:07.69</dc:date>
    <dc:creator>Romain PEREIRA</dc:creator>
    <meta:editing-duration>PT5H19M37S</meta:editing-duration>
    <meta:editing-cycles>112</meta:editing-cycles>
    <meta:generator>OpenOffice/4.1.3$Win32 OpenOffice.org_project/413m1$Build-9783</meta:generator>
    <meta:document-statistic meta:table-count="0" meta:image-count="0" meta:object-count="0" meta:page-count="2" meta:paragraph-count="38" meta:word-count="522" meta:character-count="3090"/>
  </office:meta>
</office:document-meta>
</file>